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bd9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bd9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bd9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bd9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bd9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bd9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bd9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bd9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bd9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bd9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bd9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bd9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bd9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bd9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bd9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bd9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bd9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 Isabella Valentina  Marin Pé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789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Yris Mercedes Perez Cast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4034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2.6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8" meta:non-whitespace-character-count="999"/>
    <meta:template xlink:type="simple" xlink:actuate="onRequest" xlink:title="Normal" xlink:href=""/>
  </office:meta>
</office:document-meta>
</file>